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c4b" officeooo:paragraph-rsid="00184c4b"/>
    </style:style>
    <style:style style:name="P2" style:family="paragraph" style:parent-style-name="Standard">
      <style:text-properties officeooo:rsid="001878ef" officeooo:paragraph-rsid="001878ef"/>
    </style:style>
    <style:style style:name="P3" style:family="paragraph" style:parent-style-name="Standard">
      <style:text-properties officeooo:rsid="00189e83" officeooo:paragraph-rsid="00189e83"/>
    </style:style>
    <style:style style:name="P4" style:family="paragraph" style:parent-style-name="Standard">
      <style:text-properties officeooo:rsid="001903a9" officeooo:paragraph-rsid="001903a9"/>
    </style:style>
    <style:style style:name="P5" style:family="paragraph" style:parent-style-name="Standard">
      <style:text-properties officeooo:rsid="001a7328" officeooo:paragraph-rsid="001a7328"/>
    </style:style>
    <style:style style:name="P6" style:family="paragraph" style:parent-style-name="Standard">
      <style:text-properties officeooo:rsid="001a7328" officeooo:paragraph-rsid="001b3157"/>
    </style:style>
    <style:style style:name="P7" style:family="paragraph" style:parent-style-name="Standard">
      <style:text-properties officeooo:rsid="001b3157" officeooo:paragraph-rsid="001b3157"/>
    </style:style>
    <style:style style:name="P8" style:family="paragraph" style:parent-style-name="Heading_20_1">
      <style:text-properties officeooo:paragraph-rsid="001878ef"/>
    </style:style>
    <style:style style:name="T1" style:family="text">
      <style:text-properties officeooo:rsid="001b31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PM is not good for modeling data! </text:p>
      <text:p text:style-name="P1"/>
      <text:p text:style-name="P1">DNM &gt; is used to define business rules</text:p>
      <text:p text:style-name="P1"/>
      <text:p text:style-name="P1">non intermediate event &gt; milestone</text:p>
      <text:p text:style-name="P1"/>
      <text:h text:style-name="Heading_20_1" text:outline-level="1">Random</text:h>
      <text:p text:style-name="P3">End event consumes a token.</text:p>
      <text:p text:style-name="P3">The wf desnt complete untill all tokens have reached an end event</text:p>
      <text:p text:style-name="P3"/>
      <text:p text:style-name="P3">should always match gateway</text:p>
      <text:p text:style-name="P3"/>
      <text:p text:style-name="P4">dont label a parallel gatewat</text:p>
      <text:p text:style-name="P1"/>
      <text:h text:style-name="P8" text:outline-level="1">XOR-gateway </text:h>
      <text:p text:style-name="Text_20_body">can split and merge.</text:p>
      <text:p text:style-name="P2">Splitting always has multiple outputs</text:p>
      <text:p text:style-name="P2">merging always has just one output</text:p>
      <text:p text:style-name="P2"/>
      <text:p text:style-name="P2"/>
      <text:h text:style-name="Heading_20_1" text:outline-level="1">Parallel Gateway</text:h>
      <text:p text:style-name="P2">always start a process wiith a single token but a process can have multiple ‘states’ so we can use parallel gateway to split a token.</text:p>
      <text:p text:style-name="P2"/>
      <text:p text:style-name="P2">The gateway waits until it gets a token from each input (sequence flow) befor it will move on and then the tokens merge</text:p>
      <text:p text:style-name="P2"/>
      <text:p text:style-name="P2"/>
      <text:h text:style-name="Heading_20_1" text:outline-level="1">Process Engin<text:span text:style-name="T1">e</text:span></text:h>
      <text:p text:style-name="P6">uses H2 as an inmemory database</text:p>
      <text:p text:style-name="P5">used to store the ‘state’ and the workflow (persistance)</text:p>
      <text:p text:style-name="P5"/>
      <text:p text:style-name="P7">Default behavour &gt; <text:s/>(can be changed)</text:p>
      <text:p text:style-name="P7">always commit on a wait state &gt; eg user task, receive task, </text:p>
      <text:p text:style-name="P7">ths is the start of the process as if it fails before this it will roll back to last known state (poin tof commit! </text:p>
      <text:p text:style-name="P7"/>
      <text:p text:style-name="P7">A transaction is the time between commits</text:p>
      <text:p text:style-name="P7"/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7:13:43.314153527</meta:creation-date>
    <dc:date>2018-03-30T22:40:52.440384767</dc:date>
    <meta:editing-duration>PT6M18S</meta:editing-duration>
    <meta:editing-cycles>1</meta:editing-cycles>
    <meta:document-statistic meta:table-count="0" meta:image-count="0" meta:object-count="0" meta:page-count="1" meta:paragraph-count="22" meta:word-count="179" meta:character-count="985" meta:non-whitespace-character-count="823"/>
    <meta:generator>LibreOffice/5.1.6.2$Linux_X86_64 LibreOffice_project/10m0$Build-2</meta:generator>
  </office:meta>
</office:document-meta>
</file>